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df3f7" officeooo:paragraph-rsid="001df3f7"/>
    </style:style>
    <style:style style:name="P2" style:family="paragraph" style:parent-style-name="Text_20_body">
      <style:text-properties officeooo:rsid="001e3572" officeooo:paragraph-rsid="001e3572"/>
    </style:style>
    <style:style style:name="P3" style:family="paragraph" style:parent-style-name="Text_20_body">
      <style:text-properties officeooo:rsid="001e4912" officeooo:paragraph-rsid="001e4912"/>
    </style:style>
    <style:style style:name="P4" style:family="paragraph" style:parent-style-name="Text_20_body">
      <style:text-properties officeooo:rsid="001eabb6" officeooo:paragraph-rsid="001eabb6"/>
    </style:style>
    <style:style style:name="P5" style:family="paragraph" style:parent-style-name="Text_20_body">
      <style:text-properties officeooo:rsid="0020392a" officeooo:paragraph-rsid="0020392a"/>
    </style:style>
    <style:style style:name="P6" style:family="paragraph" style:parent-style-name="Text_20_body">
      <style:text-properties officeooo:rsid="00215cbd" officeooo:paragraph-rsid="00215cbd"/>
    </style:style>
    <style:style style:name="P7" style:family="paragraph" style:parent-style-name="Text_20_body">
      <style:text-properties fo:font-size="11pt" officeooo:rsid="001e4912" officeooo:paragraph-rsid="001e4912" style:font-size-asian="11pt" style:font-size-complex="11pt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fo:font-size="10pt" fo:font-style="italic" officeooo:rsid="001e4912" officeooo:paragraph-rsid="001e4912" style:font-size-asian="10pt" style:font-style-asian="italic" style:font-size-complex="10pt" style:font-style-complex="italic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fo:font-size="11pt" fo:font-style="italic" officeooo:rsid="001e4912" officeooo:paragraph-rsid="00235ea9" style:font-size-asian="11pt" style:font-style-asian="italic" style:font-size-complex="11pt" style:font-style-complex="italic"/>
    </style:style>
    <style:style style:name="P10" style:family="paragraph" style:parent-style-name="Quotations">
      <style:paragraph-properties fo:margin-left="0in" fo:margin-right="0.3937in" fo:text-indent="0in" style:auto-text-indent="false"/>
    </style:style>
    <style:style style:name="P11" style:family="paragraph" style:parent-style-name="Text_20_body" style:list-style-name="L1">
      <style:text-properties officeooo:rsid="0017b97d" officeooo:paragraph-rsid="0017b97d"/>
    </style:style>
    <style:style style:name="P12" style:family="paragraph" style:parent-style-name="Text_20_body" style:list-style-name="L2">
      <style:text-properties officeooo:rsid="001df3f7" officeooo:paragraph-rsid="001df3f7"/>
    </style:style>
    <style:style style:name="P13" style:family="paragraph" style:parent-style-name="Text_20_body" style:list-style-name="L3">
      <style:text-properties officeooo:rsid="001df3f7" officeooo:paragraph-rsid="001df3f7"/>
    </style:style>
    <style:style style:name="P14" style:family="paragraph" style:parent-style-name="Text_20_body" style:list-style-name="L5">
      <style:text-properties officeooo:rsid="001df3f7" officeooo:paragraph-rsid="001df3f7"/>
    </style:style>
    <style:style style:name="P15" style:family="paragraph" style:parent-style-name="Text_20_body" style:list-style-name="L6">
      <style:text-properties officeooo:rsid="001df3f7" officeooo:paragraph-rsid="001df3f7"/>
    </style:style>
    <style:style style:name="P16" style:family="paragraph" style:parent-style-name="Text_20_body" style:list-style-name="L4">
      <style:text-properties officeooo:paragraph-rsid="001df3f7"/>
    </style:style>
    <style:style style:name="P17" style:family="paragraph" style:parent-style-name="Text_20_body" style:list-style-name="L1">
      <style:text-properties officeooo:rsid="001ba9ad" officeooo:paragraph-rsid="001ba9ad"/>
    </style:style>
    <style:style style:name="P18" style:family="paragraph" style:parent-style-name="Text_20_body" style:list-style-name="L7">
      <style:text-properties officeooo:rsid="001e3572" officeooo:paragraph-rsid="001e3572"/>
    </style:style>
    <style:style style:name="P19" style:family="paragraph" style:parent-style-name="Text_20_body" style:list-style-name="L8">
      <style:text-properties officeooo:rsid="001e4912" officeooo:paragraph-rsid="001e4912"/>
    </style:style>
    <style:style style:name="P20" style:family="paragraph" style:parent-style-name="Text_20_body" style:list-style-name="L9">
      <style:text-properties officeooo:rsid="001e4912" officeooo:paragraph-rsid="001e4912"/>
    </style:style>
    <style:style style:name="P21" style:family="paragraph" style:parent-style-name="Text_20_body" style:list-style-name="L1">
      <style:text-properties officeooo:rsid="00279948" officeooo:paragraph-rsid="00279948"/>
    </style:style>
    <style:style style:name="P22" style:family="paragraph" style:parent-style-name="Text_20_body">
      <style:text-properties fo:font-size="11pt" fo:font-style="italic" officeooo:rsid="00235ea9" officeooo:paragraph-rsid="001e4912" style:font-size-asian="11pt" style:font-style-asian="italic" style:font-size-complex="11pt" style:font-style-complex="italic"/>
    </style:style>
    <style:style style:name="P23" style:family="paragraph" style:parent-style-name="Text_20_body">
      <style:text-properties officeooo:rsid="0028dc60" officeooo:paragraph-rsid="0028dc60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fo:font-weight="bold" officeooo:rsid="0028dc60" officeooo:paragraph-rsid="0028dc60" style:font-weight-asian="bold" style:font-weight-complex="bold"/>
    </style:style>
    <style:style style:name="P26" style:family="paragraph" style:parent-style-name="Heading_20_2">
      <style:text-properties officeooo:rsid="001df3f7" officeooo:paragraph-rsid="001df3f7"/>
    </style:style>
    <style:style style:name="P27" style:family="paragraph" style:parent-style-name="Heading_20_1">
      <style:text-properties officeooo:rsid="0017b97d" officeooo:paragraph-rsid="0017b97d"/>
    </style:style>
    <style:style style:name="P28" style:family="paragraph" style:parent-style-name="Preformatted_20_Text">
      <style:paragraph-properties fo:margin-left="0in" fo:margin-right="0.3937in" fo:text-indent="0in" style:auto-text-indent="false"/>
    </style:style>
    <style:style style:name="T1" style:family="text">
      <style:text-properties officeooo:rsid="001a021c"/>
    </style:style>
    <style:style style:name="T2" style:family="text">
      <style:text-properties officeooo:rsid="001df3f7"/>
    </style:style>
    <style:style style:name="T3" style:family="text">
      <style:text-properties officeooo:rsid="001e3572"/>
    </style:style>
    <style:style style:name="T4" style:family="text">
      <style:text-properties officeooo:rsid="00235ea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35ea9" style:font-style-asian="italic" style:font-style-complex="italic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235ea9" style:font-size-asian="11pt" style:font-size-complex="11pt"/>
    </style:style>
    <style:style style:name="T9" style:family="text">
      <style:text-properties fo:font-size="11pt" officeooo:rsid="0024fdb0" style:font-size-asian="11pt" style:font-size-complex="11pt"/>
    </style:style>
    <style:style style:name="T10" style:family="text">
      <style:text-properties fo:font-size="11pt" fo:font-style="italic" officeooo:rsid="00235ea9" style:font-size-asian="11pt" style:font-style-asian="italic" style:font-size-complex="11pt" style:font-style-complex="italic"/>
    </style:style>
    <style:style style:name="T11" style:family="text">
      <style:text-properties fo:font-size="11pt" fo:font-style="italic" officeooo:rsid="0028dc60" style:font-size-asian="11pt" style:font-style-asian="italic" style:font-size-complex="11pt" style:font-style-complex="italic"/>
    </style:style>
    <style:style style:name="T12" style:family="text">
      <style:text-properties officeooo:rsid="002825b9"/>
    </style:style>
    <style:style style:name="T13" style:family="text">
      <style:text-properties officeooo:rsid="0028dc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c Kole<text:span text:style-name="T1">k</text:span>ti Ecorse</text:p>
      <text:h text:style-name="P27" text:outline-level="1">Lancement</text:h>
      <text:list xml:id="list7044496060289959678" text:style-name="L1">
        <text:list-item>
          <text:p text:style-name="P11">export PYTHONPATH=/media/donnees/web/ecorse/kolekti/src</text:p>
        </text:list-item>
        <text:list-item>
          <text:p text:style-name="P11">python /media/donnees/web/ecorse/kolekti/src/kolekti_server/manage.py runserver</text:p>
        </text:list-item>
        <text:list-item>
          <text:p text:style-name="P11"><text:a xlink:type="simple" xlink:href="http://127.0.0.1:8000/projects/" text:style-name="Internet_20_link" text:visited-style-name="Visited_20_Internet_20_Link">http://127.0.0.1:8000/projects/</text:a></text:p>
        </text:list-item>
        <text:list-item>
          <text:p text:style-name="P21">nemo /media/donnees/web/ecorse/kolekti/src/kolekti_server/kserver/static</text:p>
        </text:list-item>
      </text:list>
      <text:h text:style-name="P26" text:outline-level="2">Mise en place</text:h>
      <text:list xml:id="list5852210426870439532" text:style-name="L2">
        <text:list-item>
          <text:p text:style-name="P12">cd /media/donnees/web/ecorse/projets/ecorse</text:p>
        </text:list-item>
      </text:list>
      <text:list xml:id="list7479922658397188395" text:style-name="L3">
        <text:list-item>
          <text:p text:style-name="P13">svn update</text:p>
        </text:list-item>
      </text:list>
      <text:list xml:id="list3330724326731432384" text:style-name="L4">
        <text:list-item>
          <text:p text:style-name="P16"><text:a xlink:type="simple" xlink:href="http://127.0.0.1:8000/ecorse/" text:style-name="Internet_20_link" text:visited-style-name="Visited_20_Internet_20_Link"><text:span text:style-name="T2">http://127.0.0.1:8000/ecorse/</text:span></text:a><text:span text:style-name="T2"> </text:span></text:p>
        </text:list-item>
      </text:list>
      <text:list xml:id="list8088725462051447984" text:style-name="L5">
        <text:list-item>
          <text:p text:style-name="P14">puis faire créer rapport</text:p>
          <text:p text:style-name="P14">utilise le référentiel _mini</text:p>
          <text:p text:style-name="P14">communes : Marcilolles, Voiron</text:p>
        </text:list-item>
      </text:list>
      <text:list xml:id="list5905715621564771450" text:style-name="L6">
        <text:list-item>
          <text:p text:style-name="P15">« si tu as besoin je peux te refaire un référentiel avec deux sections dans le menu</text:p>
        </text:list-item>
      </text:list>
      <text:p text:style-name="P1">ou alors tu peux tester avec le v2bis, mais prend un café pendant qu'il génère le rapport »</text:p>
      <text:list xml:id="list171119507991514" text:continue-list="list7044496060289959678" text:style-name="L1">
        <text:list-item>
          <text:p text:style-name="P17"><text:a xlink:type="simple" xlink:href="http://127.0.0.1:8000/ecorse/report/?release=/releases/rapport%201" text:style-name="Internet_20_link" text:visited-style-name="Visited_20_Internet_20_Link"><text:span text:style-name="T2">http://127.0.0.1:8000/ecorse/report/?release=/releases/rapport 1</text:span></text:a></text:p>
        </text:list-item>
      </text:list>
      <text:p text:style-name="P1"/>
      <text:h text:style-name="Heading_20_2" text:outline-level="2">Template<text:span text:style-name="T3">s</text:span> à modifier<text:span text:style-name="T3"> </text:span></text:h>
      <text:list xml:id="list1336864943039215523" text:style-name="L7">
        <text:list-item>
          <text:p text:style-name="P18">/media/donnees/web/ecorse/kolekti/src/kolekti_server/kserver/templates/page_ecorse.html</text:p>
        </text:list-item>
      </text:list>
      <text:p text:style-name="P2"/>
      <text:h text:style-name="Heading_20_2" text:outline-level="2">Compilation des less </text:h>
      <text:p text:style-name="P4"><text:a xlink:type="simple" xlink:href="http://localhost/web/outils/bootstrap/bootstrap-3.3.6-base/baseHTML.php" text:style-name="Internet_20_link" text:visited-style-name="Visited_20_Internet_20_Link">http://localhost/web/outils/bootstrap/bootstrap-3.3.6-base/baseHTML.php</text:a> </text:p>
      <text:p text:style-name="P3">cf. <text:a xlink:type="simple" xlink:href="https://github.com/less/less-plugin-clean-css" text:style-name="Internet_20_link" text:visited-style-name="Visited_20_Internet_20_Link">https://github.com/less/less-plugin-clean-css</text:a> </text:p>
      <text:p text:style-name="P3">Pour debug, cf. <text:a xlink:type="simple" xlink:href="https://addons.mozilla.org/en-us/firefox/addon/fireless/" text:style-name="Internet_20_link" text:visited-style-name="Visited_20_Internet_20_Link">https://addons.mozilla.org/en-us/firefox/addon/fireless/</text:a> </text:p>
      <text:p text:style-name="P3"/>
      <text:list xml:id="list6014033378845122828" text:style-name="L8">
        <text:list-item>
          <text:p text:style-name="P19">pour générer bootstrap.css (voir auparavant valeurs de @icon-font-path, ds bs-less/variables_modifs.less) : </text:p>
        </text:list-item>
      </text:list>
      <text:p text:style-name="P9"><text:soft-page-break/>cd <text:span text:style-name="T4">/media/donnees/web/ecorse/kolekti/src/kolekti_server/kserver/static</text:span> </text:p>
      <text:p text:style-name="P8"><text:span text:style-name="T7">lessc -x b</text:span><text:span text:style-name="T8">ootstrap</text:span><text:span text:style-name="T7">/</text:span><text:span text:style-name="T9">less/</text:span><text:span text:style-name="T7">bootstrap.less --clean-css="--s0 --compatibility=ie8" css/bootstrap.min.css</text:span> </text:p>
      <text:p text:style-name="P3"/>
      <text:list xml:id="list6843383273765587389" text:style-name="L9">
        <text:list-item>
          <text:p text:style-name="P20">pour générer ecorse.css (voir auparavant valeurs de @baseUrlForImages et @fontPath, ds less/variablesAndFonctions.less) : </text:p>
        </text:list-item>
      </text:list>
      <text:p text:style-name="P9">cd <text:span text:style-name="T4">/media/donnees/web/ecorse/kolekti/src/kolekti_server/kserver/static</text:span> </text:p>
      <text:p text:style-name="P7"><text:tab/><text:span text:style-name="T5">lessc -x less/</text:span><text:span text:style-name="T6">ecorse</text:span><text:span text:style-name="T5">.less --clean-css="--s0 --compatibility=ie8" css/</text:span><text:span text:style-name="T6">ecorse</text:span><text:span text:style-name="T5">.css</text:span></text:p>
      <text:p text:style-name="P22"/>
      <text:h text:style-name="Heading_20_2" text:outline-level="2">Django templating</text:h>
      <text:p text:style-name="P5">cf. <text:a xlink:type="simple" xlink:href="https://docs.djangoproject.com/en/1.9/topics/templates/#syntax" text:style-name="Internet_20_link" text:visited-style-name="Visited_20_Internet_20_Link">https://docs.djangoproject.com/en/1.9/topics/templates/#syntax</text:a> </text:p>
      <text:p text:style-name="P6"><text:a xlink:type="simple" xlink:href="https://docs.djangoproject.com/en/1.9/ref/templates/builtins/" text:style-name="Internet_20_link" text:visited-style-name="Visited_20_Internet_20_Link">https://docs.djangoproject.com/en/1.9/ref/templates/builtins/</text:a> </text:p>
      <text:p text:style-name="P24"><text:span text:style-name="T13">I</text:span>f</text:p>
      <text:p text:style-name="P23">{% if user.is_authenticated %}Hello, {{ user.username }}.{% endif %}</text:p>
      <text:p text:style-name="P25">Commentaires</text:p>
      <text:p text:style-name="P23">{# some text #}</text:p>
      <text:p text:style-name="P23">{% comment "Optional note" %}</text:p>
      <text:p text:style-name="P23"><text:s text:c="4"/>&lt;p&gt;Commented out text with {{ create_date|date:"c" }}&lt;/p&gt;</text:p>
      <text:p text:style-name="P23">{% endcomment %}</text:p>
      <text:p text:style-name="P23"/>
      <text:p text:style-name="P23"/>
      <text:p text:style-name="P2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 </meta:initial-creator>
    <meta:creation-date>2015-12-08T14:37:30.314988486</meta:creation-date>
    <dc:date>2015-12-11T17:11:17.602423191</dc:date>
    <meta:editing-duration>PT3H3M1S</meta:editing-duration>
    <meta:editing-cycles>19</meta:editing-cycles>
    <meta:generator>LibreOffice/4.4.1.2$Linux_X86_64 LibreOffice_project/45e2de17089c24a1fa810c8f975a7171ba4cd432</meta:generator>
    <dc:creator>fe </dc:creator>
    <meta:document-statistic meta:table-count="0" meta:image-count="0" meta:object-count="0" meta:page-count="2" meta:paragraph-count="38" meta:word-count="179" meta:character-count="1920" meta:non-whitespace-character-count="1782"/>
  </office:meta>
</office:document-meta>
</file>